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ttributeSourceAdvisor.get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ttributeSourceAdvisor.TransactionAttributeSourceAdvisor( Transaction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ttributeSourceAdvisor.getTransactionAttribut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ttributeSourceAdvisor.get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ttributeSourceAdvisor.TransactionAttributeSource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ttributeSourceAdvisor.setClassFilter( ClassFilter class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ttributeSourceAdvisor.setTransactionInterceptor( Transaction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